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4b5ea" officeooo:paragraph-rsid="0004b5ea"/>
    </style:style>
    <style:style style:name="P2" style:family="paragraph" style:parent-style-name="Standard">
      <style:paragraph-properties fo:text-align="start" style:justify-single-word="false"/>
      <style:text-properties fo:font-size="14pt" officeooo:rsid="00060fba" officeooo:paragraph-rsid="00060fba"/>
    </style:style>
    <style:style style:name="P3" style:family="paragraph" style:parent-style-name="Standard">
      <style:paragraph-properties fo:text-align="start" style:justify-single-word="false"/>
      <style:text-properties fo:font-size="14pt" officeooo:rsid="00060fba" officeooo:paragraph-rsid="0007c3ac"/>
    </style:style>
    <style:style style:name="P4" style:family="paragraph" style:parent-style-name="Standard">
      <style:paragraph-properties fo:text-align="start" style:justify-single-word="false"/>
      <style:text-properties fo:font-size="14pt" officeooo:rsid="0006f8fb" officeooo:paragraph-rsid="0007c3ac"/>
    </style:style>
    <style:style style:name="P5" style:family="paragraph" style:parent-style-name="Standard">
      <style:paragraph-properties fo:text-align="center" style:justify-single-word="false"/>
      <style:text-properties fo:font-size="16pt" officeooo:rsid="00055c7e" officeooo:paragraph-rsid="00055c7e"/>
    </style:style>
    <style:style style:name="P6" style:family="paragraph" style:parent-style-name="Standard">
      <style:paragraph-properties fo:text-align="center" style:justify-single-word="false"/>
      <style:text-properties fo:font-size="16pt" officeooo:rsid="00060fba" officeooo:paragraph-rsid="00060fba"/>
    </style:style>
    <style:style style:name="P7" style:family="paragraph" style:parent-style-name="Standard">
      <style:paragraph-properties fo:text-align="start" style:justify-single-word="false"/>
      <style:text-properties officeooo:rsid="0009705b" officeooo:paragraph-rsid="0009705b"/>
    </style:style>
    <style:style style:name="P8" style:family="paragraph" style:parent-style-name="Standard">
      <style:paragraph-properties fo:text-align="start" style:justify-single-word="false"/>
      <style:text-properties officeooo:rsid="0009f255" officeooo:paragraph-rsid="0009f255"/>
    </style:style>
    <style:style style:name="P9" style:family="paragraph" style:parent-style-name="Standard">
      <style:paragraph-properties fo:text-align="start" style:justify-single-word="false"/>
      <style:text-properties officeooo:paragraph-rsid="0007c3ac"/>
    </style:style>
    <style:style style:name="P10" style:family="paragraph" style:parent-style-name="Standard">
      <style:paragraph-properties fo:text-align="start" style:justify-single-word="false"/>
      <style:text-properties officeooo:rsid="000d3a8e" officeooo:paragraph-rsid="000d3a8e"/>
    </style:style>
    <style:style style:name="P11" style:family="paragraph" style:parent-style-name="Standard">
      <style:paragraph-properties fo:text-align="start" style:justify-single-word="false"/>
      <style:text-properties officeooo:rsid="00118e72" officeooo:paragraph-rsid="00118e72"/>
    </style:style>
    <style:style style:name="P12" style:family="paragraph" style:parent-style-name="Standard">
      <style:paragraph-properties fo:text-align="start" style:justify-single-word="false"/>
      <style:text-properties officeooo:rsid="00136e98" officeooo:paragraph-rsid="00136e98"/>
    </style:style>
    <style:style style:name="P13" style:family="paragraph" style:parent-style-name="Standard">
      <style:paragraph-properties fo:text-align="start" style:justify-single-word="false"/>
      <style:text-properties officeooo:rsid="00150ffe" officeooo:paragraph-rsid="00150ffe"/>
    </style:style>
    <style:style style:name="P14" style:family="paragraph" style:parent-style-name="Standard">
      <style:paragraph-properties fo:text-align="start" style:justify-single-word="false"/>
      <style:text-properties officeooo:rsid="001878d7" officeooo:paragraph-rsid="001878d7"/>
    </style:style>
    <style:style style:name="P15" style:family="paragraph" style:parent-style-name="Standard">
      <style:paragraph-properties fo:text-align="start" style:justify-single-word="false"/>
      <style:text-properties officeooo:rsid="0018f96a" officeooo:paragraph-rsid="0018f96a"/>
    </style:style>
    <style:style style:name="P16" style:family="paragraph" style:parent-style-name="Standard">
      <style:paragraph-properties fo:text-align="start" style:justify-single-word="false"/>
      <style:text-properties officeooo:rsid="001c752c" officeooo:paragraph-rsid="001c752c"/>
    </style:style>
    <style:style style:name="P17" style:family="paragraph" style:parent-style-name="Standard">
      <style:paragraph-properties fo:text-align="start" style:justify-single-word="false"/>
      <style:text-properties officeooo:rsid="001f6272" officeooo:paragraph-rsid="001f6272"/>
    </style:style>
    <style:style style:name="P18" style:family="paragraph" style:parent-style-name="Standard">
      <style:paragraph-properties fo:text-align="start" style:justify-single-word="false"/>
      <style:text-properties officeooo:rsid="001f7e03" officeooo:paragraph-rsid="001f7e03"/>
    </style:style>
    <style:style style:name="P19" style:family="paragraph" style:parent-style-name="Standard">
      <style:text-properties officeooo:rsid="000938a2" officeooo:paragraph-rsid="00215a7c"/>
    </style:style>
    <style:style style:name="P20" style:family="paragraph" style:parent-style-name="Standard">
      <style:text-properties officeooo:rsid="00020c84" officeooo:paragraph-rsid="00215a7c"/>
    </style:style>
    <style:style style:name="P21" style:family="paragraph" style:parent-style-name="Standard">
      <style:text-properties officeooo:rsid="0002cf1d" officeooo:paragraph-rsid="00215a7c"/>
    </style:style>
    <style:style style:name="P22" style:family="paragraph" style:parent-style-name="Standard">
      <style:text-properties officeooo:rsid="00069a95" officeooo:paragraph-rsid="00215a7c"/>
    </style:style>
    <style:style style:name="T1" style:family="text">
      <style:text-properties fo:font-size="14pt"/>
    </style:style>
    <style:style style:name="T2" style:family="text">
      <style:text-properties fo:font-size="14pt" officeooo:rsid="0006f8fb"/>
    </style:style>
    <style:style style:name="T3" style:family="text">
      <style:text-properties officeooo:rsid="000becdb"/>
    </style:style>
    <style:style style:name="T4" style:family="text">
      <style:text-properties officeooo:rsid="000fb058"/>
    </style:style>
    <style:style style:name="T5" style:family="text">
      <style:text-properties officeooo:rsid="00161781"/>
    </style:style>
    <style:style style:name="T6" style:family="text">
      <style:text-properties officeooo:rsid="0017a7d8"/>
    </style:style>
    <style:style style:name="T7" style:family="text">
      <style:text-properties officeooo:rsid="001f6272"/>
    </style:style>
    <style:style style:name="T8" style:family="text">
      <style:text-properties officeooo:rsid="0002cf1d"/>
    </style:style>
    <style:style style:name="T9" style:family="text">
      <style:text-properties officeooo:rsid="0003d90b"/>
    </style:style>
    <style:style style:name="T10" style:family="text">
      <style:text-properties officeooo:rsid="0005450e"/>
    </style:style>
    <style:style style:name="T11" style:family="text">
      <style:text-properties officeooo:rsid="0005dbdd"/>
    </style:style>
    <style:style style:name="T12" style:family="text">
      <style:text-properties officeooo:rsid="000832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4/23</text:p>
      <text:p text:style-name="P1"/>
      <text:p text:style-name="P6">Lenguajes</text:p>
      <text:p text:style-name="P5"/>
      <text:p text:style-name="P2">Bajo nivel: Assembler</text:p>
      <text:p text:style-name="P2"/>
      <text:p text:style-name="P2">Alto nivel: java, python, c++, c#</text:p>
      <text:p text:style-name="P2"/>
      <text:p text:style-name="P3">C permite controlar la memoria como un lenguaje de bajo nivel y también permite actuar como un lenguaje de alto nivel</text:p>
      <text:p text:style-name="P9"/>
      <text:p text:style-name="P4">Codeblocks</text:p>
      <text:p text:style-name="P9"/>
      <text:p text:style-name="P7"><text:span text:style-name="T2">C </text:span><text:span text:style-name="T1">no va a tener string unicamente array de char</text:span></text:p>
      <text:p text:style-name="P7"/>
      <text:p text:style-name="P8">fflush(“stdin”); //sirve para limpiar la cache del teclado <text:span text:style-name="T3">unicamente para enteros</text:span></text:p>
      <text:p text:style-name="P8"/>
      <text:p text:style-name="P10">primer tarea, codebl<text:span text:style-name="T4">ocks</text:span></text:p>
      <text:p text:style-name="P10"/>
      <text:p text:style-name="P11">10/4</text:p>
      <text:p text:style-name="P11"/>
      <text:p text:style-name="P11">Para cambiar temporalmente el tipo de dato se puede utilizar un “casteo”</text:p>
      <text:p text:style-name="P11">uso: ((float) variableEntera)</text:p>
      <text:p text:style-name="P11"/>
      <text:p text:style-name="P12">rand() es parte de la librería time.h</text:p>
      <text:p text:style-name="P12"/>
      <text:p text:style-name="P15">primero escribir srand(time(NULL))</text:p>
      <text:p text:style-name="P13">tam = 10 + rand() % <text:span text:style-name="T6">(</text:span><text:span text:style-name="T5">30-10+1</text:span><text:span text:style-name="T6">) //minimo + rand() % (maximo-minimo+1)</text:span></text:p>
      <text:p text:style-name="P13"/>
      <text:p text:style-name="P14">Array multidimensional son llamadas matriz</text:p>
      <text:p text:style-name="P14">se declara:</text:p>
      <text:p text:style-name="P14">dato nombre[x][y]</text:p>
      <text:p text:style-name="P14">ej: int pixels[800][600]</text:p>
      <text:p text:style-name="P14"/>
      <text:p text:style-name="P16">struct <text:span text:style-name="T7">User</text:span></text:p>
      <text:p text:style-name="P16">{</text:p>
      <text:p text:style-name="P16"><text:tab/>//datos</text:p>
      <text:p text:style-name="P16">};</text:p>
      <text:p text:style-name="P16"/>
      <text:p text:style-name="P17">declarar variable<text:line-break/></text:p>
      <text:p text:style-name="P17">struct User user1;</text:p>
      <text:p text:style-name="P18">user1.dato</text:p>
      <text:p text:style-name="P18"/>
      <text:p text:style-name="P20">String.h</text:p>
      <text:p text:style-name="P20"/>
      <text:p text:style-name="P20">strlen(var) //te da tamaño de <text:span text:style-name="T8">string</text:span></text:p>
      <text:p text:style-name="P21">strcmp(var1, var2) //compara 2 strings <text:span text:style-name="T9">0= true</text:span></text:p>
      <text:p text:style-name="P21">//-<text:span text:style-name="T10">1 false –</text:span><text:span text:style-name="T11">orden abc</text:span></text:p>
      <text:p text:style-name="P21">//<text:span text:style-name="T11">1 false –orden abc</text:span></text:p>
      <text:p text:style-name="P21"><text:soft-page-break/></text:p>
      <text:p text:style-name="P22">strcpy(var, “texto”); //<text:span text:style-name="T12">asigna texto a un char[]</text:span></text:p>
      <text:p text:style-name="P19">strcat(var1, var2) //junat 2 string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9:53:11.675009825</meta:creation-date>
    <meta:generator>LibreOffice/7.5.2.2$Linux_X86_64 LibreOffice_project/50$Build-2</meta:generator>
    <dc:date>2023-06-06T18:51:05.805563025</dc:date>
    <meta:editing-duration>PT4H41M53S</meta:editing-duration>
    <meta:editing-cycles>28</meta:editing-cycles>
    <meta:document-statistic meta:table-count="0" meta:image-count="0" meta:object-count="0" meta:page-count="2" meta:paragraph-count="33" meta:word-count="152" meta:character-count="969" meta:non-whitespace-character-count="848"/>
  </office:meta>
</office:document-meta>
</file>